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officeooo:rsid="000adb01" officeooo:paragraph-rsid="000186b1"/>
    </style:style>
    <style:style style:name="P2" style:family="paragraph" style:parent-style-name="Standard">
      <style:text-properties style:font-name="Courier New" fo:font-weight="bold" officeooo:rsid="000186b1" officeooo:paragraph-rsid="000186b1" style:font-weight-asian="bold" style:font-weight-complex="bold"/>
    </style:style>
    <style:style style:name="P3" style:family="paragraph" style:parent-style-name="Standard">
      <style:text-properties style:font-name="Courier New" fo:font-weight="normal" officeooo:rsid="000186b1" officeooo:paragraph-rsid="000186b1" style:font-weight-asian="normal" style:font-weight-complex="normal"/>
    </style:style>
    <style:style style:name="P4" style:family="paragraph" style:parent-style-name="Standard">
      <style:text-properties style:font-name="Courier New" style:text-underline-style="none" fo:font-weight="normal" officeooo:rsid="000186b1" officeooo:paragraph-rsid="000186b1" style:font-weight-asian="normal" style:font-weight-complex="normal"/>
    </style:style>
    <style:style style:name="P5" style:family="paragraph" style:parent-style-name="Standard">
      <style:text-properties style:font-name="Courier New" style:text-underline-style="none" fo:font-weight="bold" officeooo:rsid="000186b1" officeooo:paragraph-rsid="000186b1" style:font-weight-asian="bold" style:font-weight-complex="bold"/>
    </style:style>
    <style:style style:name="P6" style:family="paragraph" style:parent-style-name="Heading_20_3">
      <style:text-properties style:font-name="Courier New" fo:font-size="12pt" fo:font-weight="normal" officeooo:rsid="0002afb7" officeooo:paragraph-rsid="0002afb7" style:font-size-asian="12pt" style:font-weight-asian="normal" style:font-size-complex="12pt" style:font-weight-complex="normal"/>
    </style:style>
    <style:style style:name="P7" style:family="paragraph" style:parent-style-name="Text_20_body">
      <style:text-properties style:font-name="Courier New" fo:font-size="12pt" fo:font-weight="normal" officeooo:rsid="0002afb7" officeooo:paragraph-rsid="0002afb7" style:font-size-asian="12pt" style:font-weight-asian="normal" style:font-size-complex="12pt" style:font-weight-complex="normal"/>
    </style:style>
    <style:style style:name="P8" style:family="paragraph" style:parent-style-name="Text_20_body">
      <style:text-properties style:font-name="Courier New" fo:font-size="12pt" fo:font-weight="bold" officeooo:rsid="0002afb7" officeooo:paragraph-rsid="0002afb7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Courier New" fo:font-weight="normal" officeooo:rsid="000186b1" officeooo:paragraph-rsid="0002afb7" style:font-weight-asian="normal" style:font-weight-complex="normal"/>
    </style:style>
    <style:style style:name="P10" style:family="paragraph" style:parent-style-name="Standard">
      <style:text-properties style:font-name="Courier New" style:text-underline-style="none" fo:font-weight="normal" officeooo:rsid="000186b1" officeooo:paragraph-rsid="0002afb7" style:font-weight-asian="normal" style:font-weight-complex="normal"/>
    </style:style>
    <style:style style:name="P11" style:family="paragraph" style:parent-style-name="Standard">
      <style:text-properties style:font-name="Courier New" fo:font-weight="normal" officeooo:rsid="0002afb7" officeooo:paragraph-rsid="0002afb7" style:font-weight-asian="normal" style:font-weight-complex="normal"/>
    </style:style>
    <style:style style:name="P12" style:family="paragraph" style:parent-style-name="Standard">
      <style:text-properties style:font-name="Courier New" style:text-underline-style="none" fo:font-weight="normal" officeooo:rsid="000186b1" officeooo:paragraph-rsid="00035db0" style:font-weight-asian="normal" style:font-weight-complex="normal"/>
    </style:style>
    <style:style style:name="P13" style:family="paragraph" style:parent-style-name="Standard">
      <style:text-properties style:font-name="Courier New" style:text-underline-style="none" fo:font-weight="bold" officeooo:rsid="00035db0" officeooo:paragraph-rsid="00035db0" style:font-weight-asian="bold" style:font-weight-complex="bold"/>
    </style:style>
    <style:style style:name="P14" style:family="paragraph" style:parent-style-name="Standard">
      <style:text-properties style:font-name="Courier New" fo:font-weight="normal" officeooo:rsid="000186b1" officeooo:paragraph-rsid="00035db0" style:font-weight-asian="normal" style:font-weight-complex="normal"/>
    </style:style>
    <style:style style:name="P15" style:family="paragraph" style:parent-style-name="Heading_20_3">
      <style:text-properties style:font-name="Courier New" fo:font-size="12pt" fo:font-weight="normal" officeooo:rsid="0002afb7" officeooo:paragraph-rsid="00035db0" style:font-size-asian="12pt" style:font-weight-asian="normal" style:font-size-complex="12pt" style:font-weight-complex="normal"/>
    </style:style>
    <style:style style:name="P16" style:family="paragraph" style:parent-style-name="Text_20_body">
      <style:text-properties style:font-name="Courier New" fo:font-size="12pt" fo:font-weight="normal" officeooo:rsid="0002afb7" officeooo:paragraph-rsid="00035db0" style:font-size-asian="12pt" style:font-weight-asian="normal" style:font-size-complex="12pt" style:font-weight-complex="normal"/>
    </style:style>
    <style:style style:name="P17" style:family="paragraph" style:parent-style-name="Text_20_body">
      <style:text-properties style:font-name="Courier New" fo:font-size="12pt" fo:font-weight="bold" officeooo:rsid="0002afb7" officeooo:paragraph-rsid="00035db0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Courier New" fo:font-weight="normal" officeooo:rsid="0002afb7" officeooo:paragraph-rsid="00035db0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dotted" style:text-underline-width="auto" style:text-underline-color="font-color" officeooo:rsid="0002afb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dotted" style:text-underline-width="auto" style:text-underline-color="font-color" officeooo:rsid="00035db0"/>
    </style:style>
    <style:style style:name="T8" style:family="text">
      <style:text-properties officeooo:rsid="00035d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 EXAMEN TEMA 4</text:p>
      <text:p text:style-name="P1">CURSO 25/26</text:p>
      <text:p text:style-name="P1">ÓSCAR AMAYA CORTÉS</text:p>
      <text:p text:style-name="P1"/>
      <text:p text:style-name="P2">1 TRANSFORMACIÓN DE ENTIDADES Y ATRIBUTOS</text:p>
      <text:p text:style-name="P2"/>
      <text:p text:style-name="P3">Clientes(<text:span text:style-name="T1">#id,</text:span><text:span text:style-name="T2"> nombre, direccion</text:span>)</text:p>
      <text:p text:style-name="P3">Respuestos(<text:span text:style-name="T1">#id</text:span><text:span text:style-name="T2">, precio, descripcion, stock</text:span>)</text:p>
      <text:p text:style-name="P3">Servicio_repa(<text:span text:style-name="T1">#id</text:span><text:span text:style-name="T2">, importe_total, forma_pago, fecha</text:span>)</text:p>
      <text:p text:style-name="P3">Vehiculo(<text:span text:style-name="T1">#id</text:span><text:span text:style-name="T2">, </text:span><text:span text:style-name="T3">matricula</text:span><text:span text:style-name="T2">, fecha_matri, modelo</text:span>)</text:p>
      <text:p text:style-name="P3">Marca(<text:span text:style-name="T1">#id</text:span><text:span text:style-name="T2">, gama, pais, </text:span><text:span text:style-name="T3">marca</text:span>)</text:p>
      <text:p text:style-name="P3">Empleado(<text:span text:style-name="T1">#id</text:span><text:span text:style-name="T4">, </text:span><text:span text:style-name="T3">dni,</text:span><text:span text:style-name="T2"> </text:span><text:span text:style-name="T3">nss,</text:span><text:span text:style-name="T2"> nombre</text:span>)</text:p>
      <text:p text:style-name="P3">Esjefe(<text:span text:style-name="T1">#empleado_id</text:span>)</text:p>
      <text:p text:style-name="P4">Beneficiarios(<text:span text:style-name="T1">#id</text:span>, fecha_nac, nombre, parentesco, <text:span text:style-name="T3">dni</text:span>, edad*-d)</text:p>
      <text:p text:style-name="P4"/>
      <text:p text:style-name="P5">2 TRANSFORMACIÓN ATRIBUTOS MULTIVALUADOS</text:p>
      <text:p text:style-name="P5"/>
      <text:p text:style-name="P3">Clientes(<text:span text:style-name="T1">#id,</text:span><text:span text:style-name="T2"> nombre, direccion</text:span>)</text:p>
      <text:p text:style-name="P3">Respuestos(<text:span text:style-name="T1">#id</text:span><text:span text:style-name="T2">, precio, descripcion, stock</text:span>)</text:p>
      <text:p text:style-name="P3">Servicio_repa(<text:span text:style-name="T1">#id</text:span><text:span text:style-name="T2">, importe_total, forma_pago, fecha</text:span>)</text:p>
      <text:p text:style-name="P3">Vehiculo(<text:span text:style-name="T1">#id</text:span><text:span text:style-name="T2">, </text:span><text:span text:style-name="T3">matricula</text:span><text:span text:style-name="T2">, fecha_matri, modelo</text:span>)</text:p>
      <text:p text:style-name="P3">Marca(<text:span text:style-name="T1">#id</text:span><text:span text:style-name="T2">, gama, pais, </text:span><text:span text:style-name="T3">marca</text:span>)</text:p>
      <text:p text:style-name="P3">Empleado(<text:span text:style-name="T1">#id</text:span><text:span text:style-name="T4">, </text:span><text:span text:style-name="T3">dni,</text:span><text:span text:style-name="T2"> </text:span><text:span text:style-name="T3">nss,</text:span><text:span text:style-name="T2"> nombre</text:span>)</text:p>
      <text:p text:style-name="P3">Esjefe(<text:span text:style-name="T1">#empleado_id</text:span>)</text:p>
      <text:p text:style-name="P4">Beneficiarios(<text:span text:style-name="T1">#id</text:span>, fecha_nac, nombre, parentesco, <text:span text:style-name="T3">dni</text:span>, edad*-d)</text:p>
      <text:p text:style-name="P4"/>
      <text:h text:style-name="P6" text:outline-level="3">Telefono_cliente(<text:span text:style-name="T1">#cliente_id, #telefonos</text:span>)</text:h>
      <text:p text:style-name="P7"><text:tab/>cliente_id → cliente(NOT NULL, BR ,MR)</text:p>
      <text:p text:style-name="P7"/>
      <text:p text:style-name="P7">Telefonos_empleado(<text:span text:style-name="T1">#empleado_id #telefonos</text:span>)</text:p>
      <text:p text:style-name="P7"><text:tab/>empleados_id → empleados(NOT NULL , BR ,MR)</text:p>
      <text:p text:style-name="P7"/>
      <text:p text:style-name="P8">3 REGLA DE TRANSFORMACIÓN M:N</text:p>
      <text:p text:style-name="P9">Clientes(<text:span text:style-name="T1">#id,</text:span><text:span text:style-name="T2"> nombre, direccion</text:span>)</text:p>
      <text:p text:style-name="P9">Respuestos(<text:span text:style-name="T1">#id</text:span><text:span text:style-name="T2">, precio, descripcion, stock</text:span>)</text:p>
      <text:p text:style-name="P9">Servicio_repa(<text:span text:style-name="T1">#id</text:span><text:span text:style-name="T2">, importe_total, forma_pago, fecha</text:span>)</text:p>
      <text:p text:style-name="P9">Vehiculo(<text:span text:style-name="T1">#id</text:span><text:span text:style-name="T2">, </text:span><text:span text:style-name="T3">matricula</text:span><text:span text:style-name="T2">, fecha_matri, modelo</text:span>)</text:p>
      <text:p text:style-name="P9">Marca(<text:span text:style-name="T1">#id</text:span><text:span text:style-name="T2">, gama, pais, </text:span><text:span text:style-name="T3">marca</text:span>)</text:p>
      <text:p text:style-name="P9">Empleado(<text:span text:style-name="T1">#id</text:span><text:span text:style-name="T4">, </text:span><text:span text:style-name="T3">dni,</text:span><text:span text:style-name="T2"> </text:span><text:span text:style-name="T3">nss,</text:span><text:span text:style-name="T2"> nombre</text:span>)</text:p>
      <text:p text:style-name="P9">Esjefe(<text:span text:style-name="T1">#empleado_id</text:span>)</text:p>
      <text:p text:style-name="P10">Beneficiarios(<text:span text:style-name="T1">#id</text:span>, fecha_nac, nombre, parentesco, <text:span text:style-name="T3">dni</text:span>, edad*-d)</text:p>
      <text:p text:style-name="P10"/>
      <text:h text:style-name="P6" text:outline-level="3">Telefono_cliente(<text:span text:style-name="T1">#cliente_id, #telefonos</text:span>)</text:h>
      <text:p text:style-name="P7"><text:tab/>cliente_id → cliente(NOT NULL, BR ,MR)</text:p>
      <text:p text:style-name="P7"/>
      <text:p text:style-name="P7">Telefonos_empleado(<text:span text:style-name="T1">#empleado_id #telefonos</text:span>)</text:p>
      <text:p text:style-name="P7"><text:soft-page-break/><text:tab/>empleados_id → empleados(NOT NULL , BR ,MR)</text:p>
      <text:p text:style-name="P7"/>
      <text:p text:style-name="P7">Servicio_incluye_repuestos(<text:span text:style-name="T1">#servicio_id, #repuestos_id,</text:span><text:span text:style-name="T2"> precio, cantidad</text:span>)</text:p>
      <text:p text:style-name="P7"><text:tab/>servicio_id → servicio(NOT NULL ,BR ,MR)</text:p>
      <text:p text:style-name="P7"><text:tab/>repuestos_id → repuestos(NOT NULL, BC ,MR)</text:p>
      <text:p text:style-name="P7"/>
      <text:p text:style-name="P7">Servicio_realiza_empleado(<text:span text:style-name="T1">#servicio_id, #empleado_id,</text:span><text:span text:style-name="T2"> horas, precio</text:span>)</text:p>
      <text:p text:style-name="P7"><text:tab/>servicio_id → servicio(NOT NULL ,BR, MR)</text:p>
      <text:p text:style-name="P7"><text:tab/>empleado_id → empleado(NOT NULL , BR ,MR)</text:p>
      <text:p text:style-name="P7"/>
      <text:p text:style-name="P8">4 REGLA DE TRANSFORMACIÓN 1:N</text:p>
      <text:p text:style-name="P9">Clientes(<text:span text:style-name="T1">#id,</text:span><text:span text:style-name="T2"> nombre, direccion</text:span>)</text:p>
      <text:p text:style-name="P9">Respuestos(<text:span text:style-name="T1">#id</text:span><text:span text:style-name="T2">, precio, descripcion, stock</text:span>)</text:p>
      <text:p text:style-name="P9">Marca(<text:span text:style-name="T1">#id</text:span><text:span text:style-name="T2">, gama, pais, </text:span><text:span text:style-name="T3">marca</text:span>)</text:p>
      <text:p text:style-name="P9">Empleado(<text:span text:style-name="T1">#id</text:span><text:span text:style-name="T4">, </text:span><text:span text:style-name="T3">dni,</text:span><text:span text:style-name="T2"> </text:span><text:span text:style-name="T3">nss,</text:span><text:span text:style-name="T2"> nombre</text:span>)</text:p>
      <text:p text:style-name="P9">Esjefe(<text:span text:style-name="T1">#empleado_id</text:span>)</text:p>
      <text:p text:style-name="P10"/>
      <text:h text:style-name="P6" text:outline-level="3">Telefono_cliente(<text:span text:style-name="T1">#cliente_id, #telefonos</text:span>)</text:h>
      <text:p text:style-name="P7"><text:tab/>cliente_id → cliente(NOT NULL, BR ,MR)</text:p>
      <text:p text:style-name="P7"/>
      <text:p text:style-name="P7">Telefonos_empleado(<text:span text:style-name="T1">#empleado_id #telefonos</text:span>)</text:p>
      <text:p text:style-name="P7"><text:tab/>empleados_id → empleados(NOT NULL , BR ,MR)</text:p>
      <text:p text:style-name="P7"/>
      <text:p text:style-name="P7">Servicio_incluye_repuestos(<text:span text:style-name="T1">#servicio_id, #repuestos_id,</text:span><text:span text:style-name="T2"> precio, cantidad</text:span>)</text:p>
      <text:p text:style-name="P7"><text:tab/>servicio_id → servicio(NOT NULL ,BR ,MR)</text:p>
      <text:p text:style-name="P7"><text:tab/>repuestos_id → repuestos(NOT NULL, BC ,MR)</text:p>
      <text:p text:style-name="P7"/>
      <text:p text:style-name="P7">Servicio_realiza_empleado(<text:span text:style-name="T1">#servicio_id, #empleado_id,</text:span><text:span text:style-name="T2"> horas, precio</text:span>)</text:p>
      <text:p text:style-name="P7"><text:tab/>servicio_id → servicio(NOT NULL ,BR, MR)</text:p>
      <text:p text:style-name="P7"><text:tab/>empleado_id → empleado(NOT NULL , BR ,MR)</text:p>
      <text:p text:style-name="P9">Servicio_repa(<text:span text:style-name="T1">#id</text:span><text:span text:style-name="T2">, importe_total, forma_pago, fecha, </text:span><text:span text:style-name="T5">clientes_id, vehiculo_id</text:span>)</text:p>
      <text:p text:style-name="P8"><text:soft-page-break/><text:tab/><text:span text:style-name="T6">clientes_id → clientes(NOT NULL , BR, MR)</text:span></text:p>
      <text:p text:style-name="P7"><text:tab/>Vehiculo_id → vehiculo(NOT NULL, BC, MR)</text:p>
      <text:p text:style-name="P7"/>
      <text:p text:style-name="P9">Vehiculo(<text:span text:style-name="T1">#id</text:span><text:span text:style-name="T2">, </text:span><text:span text:style-name="T3">matricula</text:span><text:span text:style-name="T2">, fecha_matri, modelo, </text:span><text:span text:style-name="T5">marca_id</text:span>)</text:p>
      <text:p text:style-name="P11"><text:tab/>marca_id → marca(NOT NULL, BR, MR)</text:p>
      <text:p text:style-name="P7"/>
      <text:p text:style-name="P12">Beneficiarios(<text:span text:style-name="T1">#id</text:span>, fecha_nac, nombre, parentesco, <text:span text:style-name="T3">dni</text:span>, edad*-d, <text:span text:style-name="T7">empleado_id</text:span>)</text:p>
      <text:p text:style-name="P12"><text:tab/><text:span text:style-name="T8">empleado_id → empleado(NOT NULL, BR, MR)</text:span></text:p>
      <text:p text:style-name="P12"/>
      <text:p text:style-name="P13">5 MODELO DEFINITIVO</text:p>
      <text:p text:style-name="P13"/>
      <text:p text:style-name="P14">Clientes(<text:span text:style-name="T1">#id,</text:span><text:span text:style-name="T2"> nombre, direccion</text:span>)</text:p>
      <text:p text:style-name="P14">Respuestos(<text:span text:style-name="T1">#id</text:span><text:span text:style-name="T2">, precio, descripcion, stock</text:span>)</text:p>
      <text:p text:style-name="P14">Marca(<text:span text:style-name="T1">#id</text:span><text:span text:style-name="T2">, gama, pais, </text:span><text:span text:style-name="T3">marca</text:span>)</text:p>
      <text:p text:style-name="P14">Empleado(<text:span text:style-name="T1">#id</text:span><text:span text:style-name="T4">, </text:span><text:span text:style-name="T3">dni,</text:span><text:span text:style-name="T2"> </text:span><text:span text:style-name="T3">nss,</text:span><text:span text:style-name="T2"> nombre</text:span>)</text:p>
      <text:p text:style-name="P14">Esjefe(<text:span text:style-name="T1">#empleado_id</text:span>)</text:p>
      <text:p text:style-name="P12"/>
      <text:h text:style-name="P15" text:outline-level="3">Telefono_cliente(<text:span text:style-name="T1">#cliente_id, #telefonos</text:span>)</text:h>
      <text:p text:style-name="P16"><text:tab/>cliente_id → cliente(NOT NULL, BR ,MR)</text:p>
      <text:p text:style-name="P16"/>
      <text:p text:style-name="P16">Telefonos_empleado(<text:span text:style-name="T1">#empleado_id #telefonos</text:span>)</text:p>
      <text:p text:style-name="P16"><text:tab/>empleados_id → empleados(NOT NULL , BR ,MR)</text:p>
      <text:p text:style-name="P16"/>
      <text:p text:style-name="P16">Servicio_incluye_repuestos(<text:span text:style-name="T1">#servicio_id, #repuestos_id,</text:span><text:span text:style-name="T2"> precio, cantidad</text:span>)</text:p>
      <text:p text:style-name="P16"><text:tab/>servicio_id → servicio(NOT NULL ,BR ,MR)</text:p>
      <text:p text:style-name="P16"><text:tab/>repuestos_id → repuestos(NOT NULL, BC ,MR)</text:p>
      <text:p text:style-name="P16"/>
      <text:p text:style-name="P16">Servicio_realiza_empleado(<text:span text:style-name="T1">#servicio_id, #empleado_id,</text:span><text:span text:style-name="T2"> horas, precio</text:span>)</text:p>
      <text:p text:style-name="P16"><text:tab/>servicio_id → servicio(NOT NULL ,BR, MR)</text:p>
      <text:p text:style-name="P16"><text:tab/>empleado_id → empleado(NOT NULL , BR ,MR)</text:p>
      <text:p text:style-name="P14">Servicio_repa(<text:span text:style-name="T1">#id</text:span><text:span text:style-name="T2">, importe_total, forma_pago, fecha, </text:span><text:span text:style-name="T5">clientes_id, vehiculo_id</text:span>)</text:p>
      <text:p text:style-name="P17"><text:tab/><text:span text:style-name="T6">clientes_id → clientes(NOT NULL , BR, MR)</text:span></text:p>
      <text:p text:style-name="P16"><text:tab/>Vehiculo_id → vehiculo(NOT NULL, BC, MR)</text:p>
      <text:p text:style-name="P16"/>
      <text:p text:style-name="P14">Vehiculo(<text:span text:style-name="T1">#id</text:span><text:span text:style-name="T2">, </text:span><text:span text:style-name="T3">matricula</text:span><text:span text:style-name="T2">, fecha_matri, modelo, </text:span><text:span text:style-name="T5">marca_id</text:span>)</text:p>
      <text:p text:style-name="P18"><text:soft-page-break/><text:tab/>marca_id → marca(NOT NULL, BR, MR)</text:p>
      <text:p text:style-name="P16"/>
      <text:p text:style-name="P12">Beneficiarios(<text:span text:style-name="T1">#id</text:span>, fecha_nac, nombre, parentesco, <text:span text:style-name="T3">dni</text:span>, edad*-d, <text:span text:style-name="T7">empleado_id</text:span>)</text:p>
      <text:p text:style-name="P12"><text:tab/><text:span text:style-name="T8">empleado_id → empleado(NOT NULL, BR, MR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1T10:17:57.079601200</meta:creation-date>
    <dc:date>2025-12-01T10:44:10.553200200</dc:date>
    <meta:editing-duration>PT3M33S</meta:editing-duration>
    <meta:editing-cycles>1</meta:editing-cycles>
    <meta:document-statistic meta:table-count="0" meta:image-count="0" meta:object-count="0" meta:page-count="4" meta:paragraph-count="90" meta:word-count="408" meta:character-count="3795" meta:non-whitespace-character-count="3449"/>
    <meta:generator>LibreOffice/25.2.7.2$Windows_X86_64 LibreOffice_project/5cbfd1ab6520636bb5f7b99185aa69bd7456825d</meta:generator>
  </office:meta>
</office:document-meta>
</file>